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Nimbus Sans L1" svg:font-family="'Nimbus Sans L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5b5ca7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Nimbus Sans L" fo:font-size="12pt" officeooo:rsid="002c9a7c" officeooo:paragraph-rsid="002c9a7c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/>
      <style:text-properties style:font-name="Nimbus Sans L" fo:font-size="12pt" officeooo:paragraph-rsid="00552594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/>
      <style:text-properties style:font-name="Nimbus Sans L" officeooo:paragraph-rsid="00552594"/>
    </style:style>
    <style:style style:name="P5" style:family="paragraph" style:parent-style-name="Heading_20_2">
      <style:paragraph-properties fo:margin-top="0cm" fo:margin-bottom="0cm" loext:contextual-spacing="false"/>
      <style:text-properties style:font-name="Nimbus Sans L" fo:font-weight="bold" officeooo:rsid="00428f11" officeooo:paragraph-rsid="0048bc5f" style:font-weight-asian="bold" style:font-weight-complex="bold"/>
    </style:style>
    <style:style style:name="P6" style:family="paragraph" style:parent-style-name="Standard">
      <style:paragraph-properties fo:margin-top="0cm" fo:margin-bottom="0.199cm" loext:contextual-spacing="false"/>
      <style:text-properties style:font-name="Nimbus Sans L" fo:font-size="12pt" style:text-underline-style="none" fo:font-weight="normal" officeooo:rsid="00428f11" officeooo:paragraph-rsid="0065b350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.199cm" loext:contextual-spacing="false"/>
      <style:text-properties style:font-name="Nimbus Sans L" fo:font-size="12pt" style:text-underline-style="none" fo:font-weight="normal" officeooo:rsid="004e6ffb" officeooo:paragraph-rsid="006c44bd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margin-top="0cm" fo:margin-bottom="0cm" loext:contextual-spacing="false"/>
      <style:text-properties officeooo:rsid="00428f11" officeooo:paragraph-rsid="0048bc5f"/>
    </style:style>
    <style:style style:name="P9" style:family="paragraph" style:parent-style-name="Standard" style:list-style-name="L1">
      <style:paragraph-properties fo:margin-top="0cm" fo:margin-bottom="0cm" loext:contextual-spacing="false"/>
      <style:text-properties fo:font-weight="normal" officeooo:rsid="006605cc" officeooo:paragraph-rsid="00741ce1" style:font-weight-asian="normal" style:font-weight-complex="normal"/>
    </style:style>
    <style:style style:name="P10" style:family="paragraph" style:parent-style-name="Standard" style:list-style-name="L1">
      <style:paragraph-properties fo:margin-top="0cm" fo:margin-bottom="0cm" loext:contextual-spacing="false"/>
      <style:text-properties fo:font-weight="normal" officeooo:rsid="00741ce1" officeooo:paragraph-rsid="00741ce1" style:font-weight-asian="normal" style:font-weight-complex="normal"/>
    </style:style>
    <style:style style:name="P11" style:family="paragraph" style:parent-style-name="Standard" style:list-style-name="L1">
      <style:paragraph-properties fo:margin-top="0cm" fo:margin-bottom="0cm" loext:contextual-spacing="false"/>
      <style:text-properties fo:font-weight="normal" officeooo:rsid="00761bf7" officeooo:paragraph-rsid="00761bf7" style:font-weight-asian="normal" style:font-weight-complex="normal"/>
    </style:style>
    <style:style style:name="P12" style:family="paragraph" style:parent-style-name="Standard" style:list-style-name="L1">
      <style:paragraph-properties fo:margin-top="0cm" fo:margin-bottom="0cm" loext:contextual-spacing="false"/>
      <style:text-properties fo:font-weight="normal" officeooo:rsid="0076a67e" officeooo:paragraph-rsid="0076a67e" style:font-weight-asian="normal" style:font-weight-complex="normal"/>
    </style:style>
    <style:style style:name="P13" style:family="paragraph" style:parent-style-name="Standard">
      <style:paragraph-properties fo:margin-top="0cm" fo:margin-bottom="0.199cm" loext:contextual-spacing="false"/>
      <style:text-properties style:font-name="Nimbus Sans L" fo:font-size="12pt" style:text-underline-style="none" fo:font-weight="normal" officeooo:rsid="00428f11" officeooo:paragraph-rsid="006c44bd" style:font-size-asian="12pt" style:font-weight-asian="normal" style:font-size-complex="12pt" style:font-weight-complex="normal"/>
    </style:style>
    <style:style style:name="P14" style:family="paragraph" style:parent-style-name="Heading_20_2" style:master-page-name="Standard">
      <style:paragraph-properties fo:margin-top="0cm" fo:margin-bottom="0cm" loext:contextual-spacing="false" fo:text-align="center" style:justify-single-word="false" style:page-number="1"/>
      <style:text-properties style:font-name="Nimbus Sans L" fo:font-size="18pt" fo:font-weight="bold" officeooo:rsid="00420d06" officeooo:paragraph-rsid="00420d06" style:font-size-asian="18pt" style:font-weight-asian="bold" style:font-size-complex="18pt" style:font-weight-complex="bold"/>
    </style:style>
    <style:style style:name="T1" style:family="text">
      <style:text-properties officeooo:rsid="004c9461"/>
    </style:style>
    <style:style style:name="T2" style:family="text">
      <style:text-properties officeooo:rsid="001f20ca"/>
    </style:style>
    <style:style style:name="T3" style:family="text">
      <style:text-properties fo:font-weight="bold" officeooo:rsid="002b24f5" style:font-weight-asian="bold" style:font-weight-complex="bold"/>
    </style:style>
    <style:style style:name="T4" style:family="text">
      <style:text-properties fo:font-weight="bold" officeooo:rsid="0065b350" style:font-weight-asian="bold" style:font-weight-complex="bold"/>
    </style:style>
    <style:style style:name="T5" style:family="text">
      <style:text-properties fo:font-weight="normal" officeooo:rsid="00420d06" style:font-weight-asian="normal" style:font-weight-complex="normal"/>
    </style:style>
    <style:style style:name="T6" style:family="text">
      <style:text-properties style:font-name="Nimbus Sans L" fo:font-size="12pt" fo:font-weight="bold" officeooo:rsid="0074b590" style:font-size-asian="12pt" style:font-weight-asian="bold" style:font-size-complex="12pt" style:font-weight-complex="bold"/>
    </style:style>
    <style:style style:name="T7" style:family="text">
      <style:text-properties style:font-name="Nimbus Sans L" fo:font-size="12pt" style:font-size-asian="12pt" style:font-size-complex="12pt"/>
    </style:style>
    <style:style style:name="T8" style:family="text">
      <style:text-properties style:font-name="Nimbus Sans L" fo:font-size="12pt" officeooo:rsid="0048bc5f" style:font-size-asian="12pt" style:font-size-complex="12pt"/>
    </style:style>
    <style:style style:name="T9" style:family="text">
      <style:text-properties style:font-name="Nimbus Sans L" fo:font-size="12pt" officeooo:rsid="00712d0d" style:font-size-asian="12pt" style:font-size-complex="12pt"/>
    </style:style>
    <style:style style:name="T10" style:family="text">
      <style:text-properties style:font-name="Nimbus Sans L" fo:font-size="12pt" officeooo:rsid="0072ee74" style:font-size-asian="12pt" style:font-size-complex="12pt"/>
    </style:style>
    <style:style style:name="T11" style:family="text">
      <style:text-properties style:font-name="Nimbus Sans L" fo:font-size="12pt" officeooo:rsid="00741ce1" style:font-size-asian="12pt" style:font-size-complex="12pt"/>
    </style:style>
    <style:style style:name="T12" style:family="text">
      <style:text-properties style:font-name="Nimbus Sans L" fo:font-size="12pt" officeooo:rsid="0076a67e" style:font-size-asian="12pt" style:font-size-complex="12pt"/>
    </style:style>
    <style:style style:name="T13" style:family="text">
      <style:text-properties style:font-name="Nimbus Sans L" fo:font-size="12pt" officeooo:rsid="00771ae5" style:font-size-asian="12pt" style:font-size-complex="12pt"/>
    </style:style>
    <style:style style:name="T14" style:family="text">
      <style:text-properties style:font-name="Nimbus Sans L" fo:font-size="12pt" officeooo:rsid="00775415" style:font-size-asian="12pt" style:font-size-complex="12pt"/>
    </style:style>
    <style:style style:name="T15" style:family="text">
      <style:text-properties style:text-underline-style="solid" style:text-underline-width="auto" style:text-underline-color="font-color" officeooo:rsid="004e2ab6"/>
    </style:style>
    <style:style style:name="T16" style:family="text">
      <style:text-properties style:text-underline-style="solid" style:text-underline-width="auto" style:text-underline-color="font-color" officeooo:rsid="00711e8b"/>
    </style:style>
    <style:style style:name="T17" style:family="text">
      <style:text-properties style:text-position="0% 100%" fo:font-weight="bold" officeooo:rsid="00a65559" style:font-weight-asian="bold" style:font-weight-complex="bold"/>
    </style:style>
    <style:style style:name="T18" style:family="text">
      <style:text-properties style:text-position="0% 100%" fo:font-weight="normal" officeooo:rsid="00a65559" style:font-weight-asian="normal" style:font-weight-complex="normal"/>
    </style:style>
    <style:style style:name="T19" style:family="text">
      <style:text-properties officeooo:rsid="006550a7"/>
    </style:style>
    <style:style style:name="T20" style:family="text">
      <style:text-properties officeooo:rsid="0065b350"/>
    </style:style>
    <style:style style:name="T21" style:family="text">
      <style:text-properties officeooo:rsid="00711e8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title>Optus Trail Hike - V1.0</text:title></text:p>
      <text:p text:style-name="P2">Phil Shepherd – <text:s/><text:span text:style-name="T19">Aug 2019</text:span></text:p>
      <text:p text:style-name="P3"><text:span text:style-name="T3">MAP:<text:tab/><text:tab/><text:tab/></text:span><text:span text:style-name="T5">Burringbar NP-9541-2S</text:span><text:line-break/><text:span text:style-name="T17">Grid Ref Zone:<text:tab/></text:span><text:span text:style-name="T18">MGRS </text:span><text:span text:style-name="T2">56JNP.</text:span></text:p>
      <text:p text:style-name="P4"/>
      <text:p text:style-name="P5"><text:span text:style-name="T15">Hike – </text:span><text:span text:style-name="T16">Optus Trail hike in Billinudgel Nature Reserve</text:span></text:p>
      <text:p text:style-name="P7">An interesting <text:span text:style-name="T21">loop hike on horizontal terrain in Billinudgel Nature Reserve.</text:span></text:p>
      <text:p text:style-name="P13"/>
      <text:p text:style-name="P6"><text:span text:style-name="T20">Total distance is around 10</text:span><text:span text:style-name="T4">Km</text:span><text:span text:style-name="T20"> with 0m ascent and descent, with many options to shorten the hike.</text:span></text:p>
      <text:list xml:id="list4100027969" text:style-name="L1">
        <text:list-item>
          <text:p text:style-name="P8"><text:span text:style-name="T7">Start at </text:span><text:span text:style-name="T9">South Golden Beach Community Center</text:span><text:span text:style-name="T8"> (5389 4757).</text:span></text:p>
        </text:list-item>
        <text:list-item>
          <text:p text:style-name="P9"><text:span text:style-name="T10">Head West along Helen Street, crossing Yelgun Creek via the footbridge, then continuing along Helen Street to the junction with Kolora Way (5297 4758</text:span><text:span text:style-name="T11">)</text:span></text:p>
        </text:list-item>
        <text:list-item>
          <text:p text:style-name="P9"><text:span text:style-name="T11">Head North West along Kolora Way, and then cross Shara Boulevarde (CAREFULLY!)</text:span></text:p>
        </text:list-item>
        <text:list-item>
          <text:p text:style-name="P9"><text:span text:style-name="T11">Head a short distance South West along Shara Boulevarde to the junction with Banool Circuit (5282 4760).</text:span></text:p>
        </text:list-item>
        <text:list-item>
          <text:p text:style-name="P9"><text:span text:style-name="T11">Head North West along Banool Circuit, to the junction with Flinders Way (5264 4780)</text:span><text:span text:style-name="T10"> </text:span><text:span text:style-name="T7"><text:s/></text:span></text:p>
        </text:list-item>
        <text:list-item>
          <text:p text:style-name="P10"><text:span text:style-name="T7">Head North North West along Flinders Way to the Junction with Optus Trail (5245 4801) – </text:span><text:span text:style-name="T6">look for the locked gate!</text:span></text:p>
        </text:list-item>
        <text:list-item>
          <text:p text:style-name="P11"><text:span text:style-name="T7">Head North, then North East along Optus Trail for about 2Km until the 4-way junction at (5303 4970).</text:span></text:p>
        </text:list-item>
        <text:list-item>
          <text:p text:style-name="P11"><text:span text:style-name="T7">Head East along Central Trail for about 1Km until the junction with Billinudgel </text:span><text:span text:style-name="T12">Coastal Track (5399 4990)</text:span></text:p>
        </text:list-item>
        <text:list-item>
          <text:p text:style-name="P12"><text:span text:style-name="T7">You can now either head East directly to the beach, or extend the walk by Heading North along the Billinudgel Coastal Track first.</text:span></text:p>
        </text:list-item>
        <text:list-item>
          <text:p text:style-name="P12"><text:span text:style-name="T7">Once back on the beach, head South </text:span><text:span text:style-name="T13">along the beach, until exiting the beach at (5398 4760</text:span><text:span text:style-name="T14">) to return to the Community Cent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Nimbus Sans L1" svg:font-family="'Nimbus Sans L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5b5ca7"/>
    </style:style>
    <style:style style:name="MT1" style:family="text">
      <style:text-properties officeooo:rsid="004c9461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title>Optus Trail Hike - V1.0</text:title><text:tab/>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dc:date>2020-06-28T15:02:26.644093737</dc:date>
    <meta:editing-duration>PT7H6M3S</meta:editing-duration>
    <meta:editing-cycles>65</meta:editing-cycles>
    <dc:title>Optus Trail Hike - V1.0</dc:title>
    <meta:document-statistic meta:table-count="0" meta:image-count="0" meta:object-count="0" meta:page-count="1" meta:paragraph-count="17" meta:word-count="253" meta:character-count="1450" meta:non-whitespace-character-count="1215"/>
  </office:meta>
</office:document-meta>
</file>